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4.675cm" fo:min-width="22.714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10.5cm"/>
    </style:style>
    <style:style style:name="gr3" style:family="graphic" style:parent-style-name="standard">
      <style:graphic-properties draw:textarea-horizontal-align="justify" draw:textarea-vertical-align="middle" draw:auto-grow-height="false" fo:min-height="3.65cm" fo:min-width="10.5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1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Times New Roman" fo:font-size="4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style:font-name="Times New Roman"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214cm" svg:height="4.925cm" svg:x="5cm" svg:y="1.029cm">
          <draw:text-box>
            <text:p text:style-name="P1"><text:span text:style-name="T1">EXERCÍCIO TRIANGULO</text:span></text:p>
          </draw:text-box>
        </draw:frame>
        <draw:custom-shape draw:style-name="gr2" draw:text-style-name="P1" draw:layer="layout" svg:width="11cm" svg:height="1.5cm" svg:x="8.8cm" svg:y="4.6cm">
          <text:p text:style-name="P1">TRIANGUL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cm" svg:height="3.9cm" svg:x="8.8cm" svg:y="6.2cm">
          <text:p text:style-name="P1">lado1</text:p>
          <text:p text:style-name="P1">lado2</text:p>
          <text:p text:style-name="P1">lado3</text:p>
          <text:p text:style-name="P1">base</text:p>
          <text:p text:style-name="P1">altur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cm" svg:height="2.4cm" svg:x="8.8cm" svg:y="10.2cm">
          <text:p text:style-name="P1">calculaArea( )</text:p>
          <text:p text:style-name="P1">tipoTriangulo( )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5.051cm" svg:height="3.766cm" svg:x="2cm" svg:y="14.8cm">
          <draw:text-box>
            <text:p>Calcular a area = base * altura / 2. Senão estiver informado base ou altura deve ser</text:p>
            <text:p>Gerada mensagem ao usuário, senão deve demonstrar o valor da área do triangulo.</text:p>
            <text:p/>
            <text:p>Tipo do triangulo deve ser informado ao usuário, caso um lado não esteja informado.</text:p>
            <text:p>Se estiverem informados deve ser demonstrado se é equilátero, isósceles ou escaleno.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/>
      <style:paragraph-properties style:writing-mode="lr-tb"/>
      <style:text-properties fo:font-size="2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30M57S</meta:editing-duration>
    <meta:editing-cycles>11</meta:editing-cycles>
    <meta:generator>LibreOffice/5.3.2.2$Windows_x86 LibreOffice_project/6cd4f1ef626f15116896b1d8e1398b56da0d0ee1</meta:generator>
    <dc:date>2017-05-23T23:21:56.808000000</dc:date>
    <meta:document-statistic meta:object-count="28"/>
  </office:meta>
</office:document-meta>
</file>